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Devanagari2" svg:font-family="'Droid Sans Devanagari'" style:font-family-generic="swiss"/>
    <style:font-face style:name="Liberation Sans" svg:font-family="'Liberation Sans', serif"/>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_7e_LT_7e_Gliederung_20_1">
      <style:paragraph-properties fo:margin-left="0in" fo:margin-right="0in" fo:text-indent="0in" style:auto-text-indent="false" style:writing-mode="lr-tb"/>
    </style:style>
    <style:style style:name="P2" style:family="paragraph" style:parent-style-name="Standard_7e_LT_7e_Gliederung_20_1">
      <style:paragraph-properties fo:margin-left="0in" fo:margin-right="0in" fo:text-indent="0in" style:auto-text-indent="false" style:writing-mode="lr-tb"/>
      <style:text-properties fo:font-size="14pt" officeooo:rsid="00132920" officeooo:paragraph-rsid="00132920" style:font-size-asian="12.25pt" style:font-size-complex="14pt"/>
    </style:style>
    <style:style style:name="P3" style:family="paragraph" style:parent-style-name="Standard_7e_LT_7e_Gliederung_20_1">
      <style:paragraph-properties fo:margin-left="0in" fo:margin-right="0in" fo:text-indent="0in" style:auto-text-indent="false" style:writing-mode="lr-tb"/>
      <style:text-properties fo:font-size="14pt" officeooo:rsid="0018b964" officeooo:paragraph-rsid="0018b964" style:font-size-asian="12.25pt" style:font-size-complex="14pt"/>
    </style:style>
    <style:style style:name="P4" style:family="paragraph" style:parent-style-name="Standard_7e_LT_7e_Gliederung_20_1">
      <style:paragraph-properties fo:margin-left="0in" fo:margin-right="0in" fo:text-indent="0in" style:auto-text-indent="false" style:writing-mode="lr-tb"/>
      <style:text-properties fo:font-size="14pt" officeooo:rsid="0018b964" officeooo:paragraph-rsid="001b189d" style:font-size-asian="12.25pt" style:font-size-complex="14pt"/>
    </style:style>
    <style:style style:name="P5" style:family="paragraph" style:parent-style-name="Standard_7e_LT_7e_Gliederung_20_1">
      <style:paragraph-properties fo:margin-left="0in" fo:margin-right="0in" fo:text-indent="0in" style:auto-text-indent="false" style:writing-mode="lr-tb"/>
      <style:text-properties fo:font-size="14pt" officeooo:rsid="0034e531" officeooo:paragraph-rsid="0034e531" style:font-size-asian="12.25pt" style:font-size-complex="14pt"/>
    </style:style>
    <style:style style:name="P6" style:family="paragraph" style:parent-style-name="Standard_7e_LT_7e_Gliederung_20_1">
      <style:paragraph-properties fo:margin-left="0in" fo:margin-right="0in" fo:text-indent="0in" style:auto-text-indent="false" style:writing-mode="lr-tb"/>
      <style:text-properties fo:font-size="14pt" officeooo:rsid="0039d57c" officeooo:paragraph-rsid="003eac8a" style:font-size-asian="12.25pt" style:font-size-complex="14pt"/>
    </style:style>
    <style:style style:name="P7" style:family="paragraph" style:parent-style-name="Standard_7e_LT_7e_Gliederung_20_1">
      <style:paragraph-properties fo:margin-left="0in" fo:margin-right="0in" fo:text-indent="0in" style:auto-text-indent="false" style:writing-mode="lr-tb"/>
      <style:text-properties fo:font-size="14pt" officeooo:rsid="003b87d9" officeooo:paragraph-rsid="003b87d9" style:font-size-asian="12.25pt" style:font-size-complex="14pt"/>
    </style:style>
    <style:style style:name="P8" style:family="paragraph" style:parent-style-name="Standard_7e_LT_7e_Gliederung_20_1">
      <style:paragraph-properties fo:margin-left="0in" fo:margin-right="0in" fo:text-indent="0in" style:auto-text-indent="false" style:writing-mode="lr-tb"/>
      <style:text-properties fo:font-size="14pt" officeooo:rsid="003eac8a" officeooo:paragraph-rsid="003eac8a" style:font-size-asian="12.25pt" style:font-size-complex="14pt"/>
    </style:style>
    <style:style style:name="P9" style:family="paragraph" style:parent-style-name="Standard_7e_LT_7e_Gliederung_20_1">
      <style:paragraph-properties fo:margin-left="0in" fo:margin-right="0in" fo:text-indent="0in" style:auto-text-indent="false" style:writing-mode="lr-tb"/>
      <style:text-properties officeooo:paragraph-rsid="0016023d"/>
    </style:style>
    <style:style style:name="P10" style:family="paragraph" style:parent-style-name="Standard_7e_LT_7e_Gliederung_20_1">
      <style:paragraph-properties fo:margin-left="0in" fo:margin-right="0in" fo:text-indent="0in" style:auto-text-indent="false" style:writing-mode="lr-tb"/>
      <style:text-properties officeooo:paragraph-rsid="0017542d"/>
    </style:style>
    <style:style style:name="P11" style:family="paragraph" style:parent-style-name="Standard_7e_LT_7e_Gliederung_20_1">
      <style:paragraph-properties style:writing-mode="lr-tb"/>
      <style:text-properties officeooo:rsid="00260d31" officeooo:paragraph-rsid="002ce8de"/>
    </style:style>
    <style:style style:name="P12" style:family="paragraph" style:parent-style-name="Standard_7e_LT_7e_Gliederung_20_1">
      <style:paragraph-properties style:writing-mode="lr-tb"/>
      <style:text-properties officeooo:rsid="00305597" officeooo:paragraph-rsid="00305597"/>
    </style:style>
    <style:style style:name="P13" style:family="paragraph" style:parent-style-name="Standard_7e_LT_7e_Gliederung_20_1">
      <style:paragraph-properties fo:margin-left="0in" fo:margin-right="0in" fo:text-indent="0in" style:auto-text-indent="false" style:writing-mode="lr-tb"/>
      <style:text-properties officeooo:rsid="00305597" officeooo:paragraph-rsid="00305597"/>
    </style:style>
    <style:style style:name="P14" style:family="paragraph" style:parent-style-name="Standard_7e_LT_7e_Gliederung_20_1">
      <style:paragraph-properties fo:margin-left="0in" fo:margin-right="0in" fo:text-indent="0in" style:auto-text-indent="false" style:writing-mode="lr-tb"/>
      <style:text-properties officeooo:rsid="00345a77" officeooo:paragraph-rsid="00345a77"/>
    </style:style>
    <style:style style:name="P15" style:family="paragraph" style:parent-style-name="Text_20_body">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18b964" style:text-blinking="false" style:font-size-asian="12.25pt" style:font-size-complex="14pt"/>
    </style:style>
    <style:style style:name="P16" style:family="paragraph" style:parent-style-name="Heading_20_2">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18b964" style:text-blinking="false" style:font-size-asian="12.25pt" style:font-size-complex="14pt"/>
    </style:style>
    <style:style style:name="P17" style:family="paragraph" style:parent-style-name="Standard_7e_LT_7e_Gliederung_20_1">
      <style:paragraph-properties fo:margin-left="0in" fo:margin-right="0in" fo:text-indent="0in" style:auto-text-indent="false" style:writing-mode="lr-tb"/>
      <style:text-properties officeooo:rsid="0034e531" officeooo:paragraph-rsid="0034e531"/>
    </style:style>
    <style:style style:name="P18" style:family="paragraph" style:parent-style-name="Standard_7e_LT_7e_Gliederung_20_1">
      <style:paragraph-properties fo:margin-left="0in" fo:margin-right="0in" fo:text-indent="0in" style:auto-text-indent="false" style:writing-mode="lr-tb"/>
      <style:text-properties officeooo:rsid="0034e531" officeooo:paragraph-rsid="003f8a44"/>
    </style:style>
    <style:style style:name="P19" style:family="paragraph" style:parent-style-name="Standard_7e_LT_7e_Gliederung_20_1">
      <style:paragraph-properties fo:margin-left="0in" fo:margin-right="0in" fo:text-indent="0in" style:auto-text-indent="false" style:writing-mode="lr-tb"/>
      <style:text-properties officeooo:rsid="003d1b75" officeooo:paragraph-rsid="003d1b75"/>
    </style:style>
    <style:style style:name="P20" style:family="paragraph" style:parent-style-name="Standard_7e_LT_7e_Gliederung_20_1">
      <style:paragraph-properties fo:margin-left="0in" fo:margin-right="0in" fo:text-indent="0in" style:auto-text-indent="false" style:writing-mode="lr-tb"/>
      <style:text-properties fo:font-size="32pt" officeooo:rsid="003eac8a" officeooo:paragraph-rsid="003eac8a" style:font-size-asian="32pt" style:font-size-complex="32pt"/>
    </style:style>
    <style:style style:name="P21" style:family="paragraph" style:parent-style-name="Standard_7e_LT_7e_Gliederung_20_1">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3eac8a" style:text-blinking="false" style:font-size-asian="12.25pt" style:font-size-complex="14pt"/>
    </style:style>
    <style:style style:name="P22" style:family="paragraph" style:parent-style-name="Standard_7e_LT_7e_Gliederung_20_1" style:list-style-name="L1">
      <style:paragraph-properties style:writing-mode="lr-tb"/>
      <style:text-properties officeooo:paragraph-rsid="00143358"/>
    </style:style>
    <style:style style:name="P23" style:family="paragraph" style:parent-style-name="Standard_7e_LT_7e_Gliederung_20_1" style:list-style-name="L1">
      <style:paragraph-properties style:writing-mode="lr-tb"/>
      <style:text-properties fo:font-size="14pt" officeooo:rsid="00132920" officeooo:paragraph-rsid="00143358" style:font-size-asian="12.25pt" style:font-size-complex="14pt"/>
    </style:style>
    <style:style style:name="P24" style:family="paragraph" style:parent-style-name="Standard_7e_LT_7e_Gliederung_20_1">
      <style:paragraph-properties fo:margin-left="0in" fo:margin-right="0in" fo:text-indent="0in" style:auto-text-indent="false" style:writing-mode="lr-tb"/>
      <style:text-properties officeooo:rsid="00420436" officeooo:paragraph-rsid="00420436"/>
    </style:style>
    <style:style style:name="T1" style:family="text">
      <style:text-properties fo:font-size="14pt" style:font-size-asian="12.25pt" style:font-size-complex="14pt"/>
    </style:style>
    <style:style style:name="T2" style:family="text">
      <style:text-properties fo:font-size="14pt" officeooo:rsid="00132920" style:font-size-asian="12.25pt" style:font-size-complex="14pt"/>
    </style:style>
    <style:style style:name="T3" style:family="text">
      <style:text-properties fo:font-size="14pt" officeooo:rsid="00277779" style:font-size-asian="12.25pt" style:font-size-complex="14pt"/>
    </style:style>
    <style:style style:name="T4" style:family="text">
      <style:text-properties fo:font-size="14pt" officeooo:rsid="00285a66" style:font-size-asian="12.25pt" style:font-size-complex="14pt"/>
    </style:style>
    <style:style style:name="T5" style:family="text">
      <style:text-properties fo:font-size="14pt" officeooo:rsid="002a11c6" style:font-size-asian="12.25pt" style:font-size-complex="14pt"/>
    </style:style>
    <style:style style:name="T6" style:family="text">
      <style:text-properties fo:font-size="14pt" officeooo:rsid="002ce8de" style:font-size-asian="12.25pt" style:font-size-complex="14pt"/>
    </style:style>
    <style:style style:name="T7" style:family="text">
      <style:text-properties fo:font-size="14pt" officeooo:rsid="002fab1c" style:font-size-asian="12.25pt" style:font-size-complex="14pt"/>
    </style:style>
    <style:style style:name="T8" style:family="text">
      <style:text-properties fo:font-size="14pt" officeooo:rsid="00305597" style:font-size-asian="12.25pt" style:font-size-complex="14pt"/>
    </style:style>
    <style:style style:name="T9" style:family="text">
      <style:text-properties fo:font-size="14pt" officeooo:rsid="00307510" style:font-size-asian="12.25pt" style:font-size-complex="14pt"/>
    </style:style>
    <style:style style:name="T10" style:family="text">
      <style:text-properties fo:font-size="14pt" officeooo:rsid="00324771" style:font-size-asian="12.25pt" style:font-size-complex="14pt"/>
    </style:style>
    <style:style style:name="T11" style:family="text">
      <style:text-properties fo:font-size="14pt" officeooo:rsid="002b4358" style:font-size-asian="12.25pt" style:font-size-complex="14pt"/>
    </style:style>
    <style:style style:name="T12" style:family="text">
      <style:text-properties fo:font-size="14pt" officeooo:rsid="00339145" style:font-size-asian="12.25pt" style:font-size-complex="14pt"/>
    </style:style>
    <style:style style:name="T13" style:family="text">
      <style:text-properties fo:font-size="14pt" officeooo:rsid="00345a77" style:font-size-asian="12.25pt" style:font-size-complex="14pt"/>
    </style:style>
    <style:style style:name="T14" style:family="text">
      <style:text-properties fo:font-size="14pt" officeooo:rsid="0034e531" style:font-size-asian="12.25pt" style:font-size-complex="14pt"/>
    </style:style>
    <style:style style:name="T15" style:family="text">
      <style:text-properties fo:font-size="14pt" officeooo:rsid="00361463" style:font-size-asian="12.25pt" style:font-size-complex="14pt"/>
    </style:style>
    <style:style style:name="T16" style:family="text">
      <style:text-properties fo:font-size="14pt" officeooo:rsid="003b87d9" style:font-size-asian="12.25pt" style:font-size-complex="14pt"/>
    </style:style>
    <style:style style:name="T17" style:family="text">
      <style:text-properties fo:font-size="14pt" officeooo:rsid="003d1b75" style:font-size-asian="12.25pt" style:font-size-complex="14pt"/>
    </style:style>
    <style:style style:name="T18" style:family="text">
      <style:text-properties fo:font-size="14pt" officeooo:rsid="0040d7a9" style:font-size-asian="12.25pt" style:font-size-complex="14pt"/>
    </style:style>
    <style:style style:name="T19" style:family="text">
      <style:text-properties fo:font-size="14pt" officeooo:rsid="00420436" style:font-size-asian="12.25pt" style:font-size-complex="14pt"/>
    </style:style>
    <style:style style:name="T20" style:family="text">
      <style:text-properties fo:font-variant="normal" fo:text-transform="none" fo:color="#000000" loext:opacity="100%" style:text-line-through-style="none" style:text-line-through-type="none" style:font-name="Liberation Sans" fo:font-style="normal" style:text-underline-style="none" fo:font-weight="normal" style:text-blinking="false"/>
    </style:style>
    <style:style style:name="T21" style:family="text">
      <style:text-properties fo:font-variant="normal" fo:text-transform="none" fo:color="#000000" loext:opacity="100%" style:text-line-through-style="none" style:text-line-through-type="none" style:font-name="Liberation Sans" fo:font-style="normal" style:text-underline-style="none" fo:font-weight="normal" officeooo:rsid="0018b964" style:text-blinking="false"/>
    </style:style>
    <style:style style:name="T22" style:family="text">
      <style:text-properties fo:font-variant="normal" fo:text-transform="none" fo:color="#000000" loext:opacity="100%" style:text-line-through-style="none" style:text-line-through-type="none" style:font-name="Liberation Sans" fo:font-size="24pt" fo:font-style="normal" style:text-underline-style="none" fo:font-weight="normal" style:text-blinking="false"/>
    </style:style>
    <style:style style:name="T23" style:family="text">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style:text-blinking="false"/>
    </style:style>
    <style:style style:name="T24" style:family="text">
      <style:text-properties officeooo:rsid="001a9ff4"/>
    </style:style>
    <style:style style:name="T25" style:family="text">
      <style:text-properties officeooo:rsid="001b189d"/>
    </style:style>
    <style:style style:name="T26" style:family="text">
      <style:text-properties officeooo:rsid="001bfb40"/>
    </style:style>
    <style:style style:name="T27" style:family="text">
      <style:text-properties officeooo:rsid="001ceac1"/>
    </style:style>
    <style:style style:name="T28" style:family="text">
      <style:text-properties officeooo:rsid="001f142d"/>
    </style:style>
    <style:style style:name="T29" style:family="text">
      <style:text-properties officeooo:rsid="00217055"/>
    </style:style>
    <style:style style:name="T30" style:family="text">
      <style:text-properties officeooo:rsid="00224a4a"/>
    </style:style>
    <style:style style:name="T31" style:family="text">
      <style:text-properties officeooo:rsid="0024163a"/>
    </style:style>
    <style:style style:name="T32" style:family="text">
      <style:text-properties fo:font-style="italic" style:font-style-asian="italic" style:font-style-complex="italic"/>
    </style:style>
    <style:style style:name="T33" style:family="text">
      <style:text-properties fo:font-style="italic" officeooo:rsid="0024163a" style:font-style-asian="italic" style:font-style-complex="italic"/>
    </style:style>
    <style:style style:name="T34" style:family="text">
      <style:text-properties fo:font-style="normal" officeooo:rsid="0024163a" style:font-style-asian="normal" style:font-style-complex="normal"/>
    </style:style>
    <style:style style:name="T35" style:family="text">
      <style:text-properties officeooo:rsid="002ce8de"/>
    </style:style>
    <style:style style:name="T36" style:family="text">
      <style:text-properties officeooo:rsid="00339145"/>
    </style:style>
    <style:style style:name="T37" style:family="text">
      <style:text-properties officeooo:rsid="003b87d9"/>
    </style:style>
    <style:style style:name="T38" style:family="text">
      <style:text-properties officeooo:rsid="003d1b75"/>
    </style:style>
    <style:style style:name="T39" style:family="text">
      <style:text-properties officeooo:rsid="0040d7a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1">F</text:span><text:span text:style-name="T20">ree Software</text:span></text:p>
      <text:p text:style-name="P6">Hi I’m Davide Antonio Amodio and this is <text:span text:style-name="T32">”Free Software”</text:span>, in this presentation other than explaining what free software is, you will know something about its history and what a malfunction<text:span text:style-name="T39">ing</text:span> printer can do. </text:p>
      <text:p text:style-name="P21"/>
      <text:p text:style-name="P8"><text:span text:style-name="T23">I</text:span><text:span text:style-name="T22">ntro</text:span></text:p>
      <text:p text:style-name="P21"/>
      <text:p text:style-name="P6">I’ve decided to divide my work in three macro-<text:span text:style-name="T37">areas</text:span>, two based on history and in the middle the more <text:span text:style-name="T37">legal </text:span>part <text:span text:style-name="T37">about licenses</text:span>. <text:span text:style-name="T37">But now let’s move ahead </text:span></text:p>
      <text:h text:style-name="P16" text:outline-level="2"/>
      <text:h text:style-name="P16" text:outline-level="2">For Want of a Printer</text:h>
      <text:p text:style-name="P15"/>
      <text:p text:style-name="P3"><text:span text:style-name="T31">(For Want of a printer is the name of chapter one in the book </text:span><text:span text:style-name="T33">“Richard Stallman's Crusade for Free Software” </text:span><text:span text:style-name="T34">by</text:span><text:span text:style-name="T33"> </text:span><text:span text:style-name="T34">Sam Williams</text:span><text:span text:style-name="T31">)</text:span><text:line-break/><text:line-break/>It all begins with a <text:span text:style-name="T25">paper jam</text:span> <text:span text:style-name="T25">on a printer </text:span>and <text:span text:style-name="T25">the, </text:span><text:span text:style-name="T27">at the time,</text:span><text:span text:style-name="T25"> </text:span>MIT researcher “Richard Stallman”. </text:p>
      <text:p text:style-name="P4">In 1985 the MIT <text:span text:style-name="T25">University </text:span>rece<text:span text:style-name="T39">i</text:span>ved from XEROX one of the first industr<text:span text:style-name="T25">i</text:span>al laser printers, <text:span text:style-name="T39">this</text:span><text:span text:style-name="T24"> was shared between students, professors and researchers of the institute and </text:span><text:span text:style-name="T37">the killer feature was that you could </text:span><text:span text:style-name="T24">add your files to the print queue by </text:span><text:span text:style-name="T37">just </text:span><text:span text:style-name="T24">sending an e-mail.<text:line-break/></text:span></text:p>
      <text:p text:style-name="P4"><text:span text:style-name="T28">The real problem was that this printer frequently had paper jams and the sender couldn’t know about the problem until he’d go to take the printed pages and, since a lot of people were using that printer every day, the printing queue started raising every time.<text:line-break/><text:line-break/></text:span><text:span text:style-name="T29">Stallman then thought to embed FOR FREE a function </text:span><text:span text:style-name="T37">that would</text:span><text:span text:style-name="T29"> send an e-mail to all the people in queue if the printer </text:span><text:span text:style-name="T37">ever </text:span><text:span text:style-name="T30">got </text:span><text:span text:style-name="T29">stuck and to do this he requested the source code of the </text:span><text:span text:style-name="T36">machine</text:span><text:span text:style-name="T29"> </text:span><text:span text:style-name="T30">to the manufacter w</text:span><text:span text:style-name="T35">h</text:span><text:span text:style-name="T30">ich denied his </text:span><text:soft-page-break/><text:span text:style-name="T30">request.<text:line-break/><text:line-break/>The frustration </text:span><text:span text:style-name="T37">given by the fact that</text:span><text:span text:style-name="T30"> he couldn’t fix this simple thing even if he was able to do it just because someone decided that, even if would be in common interest, brought Stallman to create the Free Software Foundation w</text:span><text:span text:style-name="T39">hich</text:span><text:span text:style-name="T30"> still today defends the right to the source code for the purchased software and hardware.</text:span></text:p>
      <text:p text:style-name="P4"/>
      <text:p text:style-name="P1"/>
      <text:p text:style-name="P1">What is free software and licenses</text:p>
      <text:p text:style-name="P1"/>
      <text:p text:style-name="P2">Free Software is defined as Software that ensures that end users have freedom in using, studying, sharing and modifying that software. <text:line-break/></text:p>
      <text:p text:style-name="P2"><text:span text:style-name="T37">So, t</text:span>he term "free" is used in the sense of "free speech," not of "free of charge."</text:p>
      <text:p text:style-name="P7">The main pillars of free software are:</text:p>
      <text:list xml:id="list1911339130" text:style-name="L1">
        <text:list-item>
          <text:p text:style-name="P23">The freedom to run the program as you wish, for any purpose (freedom 0).</text:p>
        </text:list-item>
        <text:list-item>
          <text:p text:style-name="P23">The freedom to study how the program works, and change it so it does your computing as you wish (freedom 1).</text:p>
        </text:list-item>
        <text:list-item>
          <text:p text:style-name="P23">The freedom to redistribute copies (freedom 2).</text:p>
        </text:list-item>
        <text:list-item>
          <text:p text:style-name="P22"><text:span text:style-name="T2">The freedom to distribute copies of your modified versions to others (freedom 3).</text:span></text:p>
        </text:list-item>
      </text:list>
      <text:p text:style-name="P11"><text:span text:style-name="T1">Moving back to our story after few years the FSF has already </text:span><text:span text:style-name="T3">created GPL </text:span><text:span text:style-name="T7">in 1989 </text:span><text:span text:style-name="T3">(</text:span><text:span text:style-name="T16">the </text:span><text:span text:style-name="T3">GNU, Public License) to protect their work, </text:span><text:span text:style-name="T16">in fact at that time they were creating</text:span><text:span text:style-name="T3"> GNU, a free and open source operating system based on UNIX </text:span><text:span text:style-name="T4">(a</text:span><text:span text:style-name="T3">ctually GNU is a recursive acronym that means GNU is not UNIX</text:span><text:span text:style-name="T4">) today we have several differents licenses inspired to </text:span><text:span text:style-name="T16">that one </text:span><text:span text:style-name="T18">such as</text:span><text:span text:style-name="T16"> </text:span><text:span text:style-name="T4">the GNU Affero </text:span><text:span text:style-name="T5">(for client server application) </text:span><text:span text:style-name="T4">or the GNU-FDL </text:span><text:span text:style-name="T6">which stands for GNU Free Documentation License but still in free software is commonly used the GPLv3. </text:span></text:p>
      <text:p text:style-name="P12"><text:soft-page-break/><text:span text:style-name="T1">In order to work as a standalone Operating System, GNU needed a kernel </text:span><text:span text:style-name="T8">but the work </text:span><text:span text:style-name="T12">in FSF offices</text:span><text:span text:style-name="T8"> was still in an early stage since it was not simple given the differences between all the hardware on the market</text:span><text:span text:style-name="T7">.</text:span></text:p>
      <text:p text:style-name="P9"/>
      <text:p text:style-name="P1">GNU/Linux marriage</text:p>
      <text:p text:style-name="P10"/>
      <text:p text:style-name="P13"><text:span text:style-name="T19">Therefore</text:span><text:span text:style-name="T1"> 2 years later a student from Helsinki university, Linus Torvalds, inspired from the Operating System course of the university decided to develop </text:span><text:span text:style-name="T9">Linux a monolithic kernel, as </text:span><text:span text:style-name="T16">he </text:span><text:span text:style-name="T9">said in it’s first </text:span><text:span text:style-name="T16">e</text:span><text:span text:style-name="T9">mail </text:span><text:span text:style-name="T16">to the public</text:span><text:span text:style-name="T9"> </text:span><text:span text:style-name="T16">it was </text:span><text:span text:style-name="T9">“just for fun”, in fact his inten</text:span><text:span text:style-name="T12">t</text:span><text:span text:style-name="T9">ions were slightely different from the GNU project, he didn’t</text:span><text:span text:style-name="T10"> </text:span><text:span text:style-name="T12">want </text:span><text:span text:style-name="T10">to create a professional product </text:span><text:span text:style-name="T12">like GNU in fact only about </text:span><text:span text:style-name="T19">a</text:span><text:span text:style-name="T12"> year later </text:span><text:span text:style-name="T13">he decided to release the full codebase with the GPL license giving the permission to a lot of other people to contribute without the fear of being legally </text:span><text:span text:style-name="T19">persecuted</text:span><text:span text:style-name="T13">.</text:span></text:p>
      <text:p text:style-name="P14"><text:span text:style-name="T1">As <text:s/></text:span><text:span text:style-name="T19">of</text:span><text:span text:style-name="T1"> today linux </text:span><text:span text:style-name="T14">in used in the majority of server farms with a market share of 96.3% in the first million more common servers.</text:span></text:p>
      <text:p text:style-name="P5">If we take <text:span text:style-name="T38">also</text:span> the first 500 supercomputers in the world we can see that the 100% of them uses linux as OS.</text:p>
      <text:p text:style-name="P5">The 90% of the Internet infrastructure is running linux.</text:p>
      <text:p text:style-name="P5">Without even mentioning that all the Android devices are on the linux kernel</text:p>
      <text:p text:style-name="P5">but there’s still a position where linux is blocked on a poor 2% of market share... the desktop devices</text:p>
      <text:p text:style-name="P17"><text:span text:style-name="T1">Actually we have to say that </text:span><text:span text:style-name="T17">this is because </text:span><text:span text:style-name="T1">people who don’t know much about </text:span><text:span text:style-name="T17">IT</text:span><text:span text:style-name="T1"> usually get a computer with Windows or MacOS pre-installed includ</text:span><text:span text:style-name="T19">ing</text:span><text:span text:style-name="T1"> proprietary paid softwares like the Office Suite </text:span><text:span text:style-name="T15">so they will </text:span><text:span text:style-name="T19">tend to </text:span><text:span text:style-name="T15">learn only the given system without even trying to explore this world and so they will always miss a lot of free software mantained by kind people, moved only by the common interest in free software.</text:span></text:p>
      <text:p text:style-name="P18"/>
      <text:p text:style-name="P24">Conclusion</text:p>
      <text:p text:style-name="P18"/>
      <text:p text:style-name="P19"><text:soft-page-break/><text:span text:style-name="T15">I </text:span><text:span text:style-name="T1">hope I’ve </text:span><text:span text:style-name="T19">captured</text:span><text:span text:style-name="T1"> your attention in this topic, the whole material will be released in the </text:span><text:span text:style-name="T19">coming</text:span><text:span text:style-name="T1"> days on my github with a CCv3 ShareAlike Lice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Devanagari2" svg:font-family="'Droid Sans Devanagari'" style:font-family-generic="swiss"/>
    <style:font-face style:name="Liberation Sans" svg:font-family="'Liberation Sans', serif"/>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2" style:font-family-complex="'Droid Sans Devanagari'"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49:04.813231955</meta:creation-date>
    <dc:date>2022-05-26T18:17:36.084997690</dc:date>
    <meta:editing-duration>PT7H13M55S</meta:editing-duration>
    <meta:editing-cycles>13</meta:editing-cycles>
    <meta:generator>LibreOffice/7.2.7.2$Linux_X86_64 LibreOffice_project/20$Build-2</meta:generator>
    <meta:document-statistic meta:table-count="0" meta:image-count="0" meta:object-count="0" meta:page-count="4" meta:paragraph-count="28" meta:word-count="842" meta:character-count="4714" meta:non-whitespace-character-count="3893"/>
  </office:meta>
</office:document-meta>
</file>